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add" officeooo:paragraph-rsid="0010fa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o è un file di prov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6:27:59.482048046</meta:creation-date>
    <dc:date>2022-04-22T16:28:16.418950614</dc:date>
    <meta:editing-duration>PT17S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1"/>
    <meta:generator>LibreOffice/7.2.6.2$Linux_X86_64 LibreOffice_project/20$Build-2</meta:generator>
  </office:meta>
</office:document-meta>
</file>